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officeooo:paragraph-rsid="00ea1373" style:font-size-asian="14pt" style:font-size-complex="14pt"/>
    </style:style>
    <style:style style:name="P5" style:family="paragraph" style:parent-style-name="Standard">
      <style:text-properties fo:font-size="14pt" fo:font-style="italic" style:font-size-asian="14pt" style:font-style-asian="italic" style:font-size-complex="14pt" style:font-style-complex="italic"/>
    </style:style>
    <style:style style:name="P6" style:family="paragraph" style:parent-style-name="Standard">
      <style:text-properties fo:font-size="14pt" fo:font-weight="normal" officeooo:rsid="00e75fa9" officeooo:paragraph-rsid="00ea1373" style:font-size-asian="14pt" style:font-weight-asian="normal" style:font-size-complex="14pt" style:font-weight-complex="normal"/>
    </style:style>
    <style:style style:name="P7" style:family="paragraph" style:parent-style-name="Standard">
      <style:text-properties fo:font-size="14pt" fo:font-weight="normal" officeooo:rsid="00ea1373" officeooo:paragraph-rsid="00ea1373" style:font-size-asian="14pt" style:font-weight-asian="normal" style:font-size-complex="14pt" style:font-weight-complex="normal"/>
    </style:style>
    <style:style style:name="P8" style:family="paragraph" style:parent-style-name="Standard">
      <style:text-properties fo:font-size="14pt" fo:font-weight="normal" officeooo:rsid="00eaabf2" officeooo:paragraph-rsid="00eaabf2" style:font-size-asian="14pt" style:font-weight-asian="normal" style:font-size-complex="14pt" style:font-weight-complex="normal"/>
    </style:style>
    <style:style style:name="P9" style:family="paragraph" style:parent-style-name="Standard">
      <style:text-properties fo:font-size="14pt" fo:font-weight="normal" officeooo:rsid="00f16cb3" officeooo:paragraph-rsid="00f16cb3" style:font-size-asian="14pt" style:font-weight-asian="normal" style:font-size-complex="14pt" style:font-weight-complex="normal"/>
    </style:style>
    <style:style style:name="P10" style:family="paragraph" style:parent-style-name="Standard">
      <style:text-properties fo:font-size="14pt" fo:font-weight="normal" officeooo:rsid="00f3395c" officeooo:paragraph-rsid="00f3395c" style:font-size-asian="14pt" style:font-weight-asian="normal" style:font-size-complex="14pt" style:font-weight-complex="normal"/>
    </style:style>
    <style:style style:name="P11" style:family="paragraph" style:parent-style-name="Standard">
      <style:text-properties fo:font-size="14pt" fo:font-weight="normal" officeooo:rsid="00f456cb" officeooo:paragraph-rsid="00f456cb" style:font-size-asian="14pt" style:font-weight-asian="normal" style:font-size-complex="14pt" style:font-weight-complex="normal"/>
    </style:style>
    <style:style style:name="P12" style:family="paragraph" style:parent-style-name="Standard">
      <style:text-properties fo:font-size="14pt" fo:font-style="normal" fo:font-weight="normal" officeooo:rsid="00e96d08" officeooo:paragraph-rsid="00ea1373" style:font-size-asian="14pt" style:font-style-asian="normal" style:font-weight-asian="normal" style:font-size-complex="14pt" style:font-style-complex="normal" style:font-weight-complex="normal"/>
    </style:style>
    <style:style style:name="P13" style:family="paragraph" style:parent-style-name="Standard">
      <style:text-properties fo:font-size="14pt" fo:font-style="normal" fo:font-weight="normal" officeooo:rsid="00eaabf2" officeooo:paragraph-rsid="00eaabf2"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5" style:family="paragraph" style:parent-style-name="Standard">
      <style:paragraph-properties fo:text-align="center" style:justify-single-word="false"/>
      <style:text-properties fo:font-size="20pt" fo:font-weight="bold" officeooo:paragraph-rsid="00ea1373" style:font-size-asian="20pt" style:font-weight-asian="bold" style:font-size-complex="20pt" style:font-weight-complex="bold"/>
    </style:style>
    <style:style style:name="P16" style:family="paragraph" style:parent-style-name="Standard">
      <style:paragraph-properties fo:text-align="center" style:justify-single-word="false"/>
      <style:text-properties fo:font-size="24pt" style:font-size-asian="24pt" style:font-size-complex="24pt"/>
    </style:style>
    <style:style style:name="P17" style:family="paragraph" style:parent-style-name="Standard">
      <style:text-properties fo:font-size="14pt" fo:font-style="normal" fo:font-weight="normal" officeooo:rsid="00eaabf2" officeooo:paragraph-rsid="00eaabf2" style:font-size-asian="14pt" style:font-style-asian="normal" style:font-weight-asian="normal" style:font-size-complex="14pt" style:font-style-complex="normal" style:font-weight-complex="normal"/>
    </style:style>
    <style:style style:name="P18" style:family="paragraph" style:parent-style-name="Standard">
      <style:text-properties fo:font-size="14pt" fo:font-style="normal" fo:font-weight="normal" officeooo:rsid="00f16cb3" officeooo:paragraph-rsid="00f16cb3" style:font-size-asian="14pt" style:font-style-asian="normal" style:font-weight-asian="normal" style:font-size-complex="14pt" style:font-style-complex="normal" style:font-weight-complex="normal"/>
    </style:style>
    <style:style style:name="P19" style:family="paragraph" style:parent-style-name="Standard">
      <style:text-properties fo:font-size="14pt" fo:font-style="normal" fo:font-weight="normal" officeooo:rsid="00f3395c" officeooo:paragraph-rsid="00f16cb3" style:font-size-asian="14pt" style:font-style-asian="normal" style:font-weight-asian="normal" style:font-size-complex="14pt" style:font-style-complex="normal" style:font-weight-complex="normal"/>
    </style:style>
    <style:style style:name="P20" style:family="paragraph" style:parent-style-name="Standard">
      <style:text-properties fo:font-size="14pt" fo:font-style="normal" fo:font-weight="normal" officeooo:rsid="00ebe6d3" officeooo:paragraph-rsid="00eaabf2" style:font-size-asian="14pt" style:font-style-asian="normal" style:font-weight-asian="normal" style:font-size-complex="14pt" style:font-style-complex="normal" style:font-weight-complex="normal"/>
    </style:style>
    <style:style style:name="P21" style:family="paragraph" style:parent-style-name="Standard">
      <style:text-properties fo:font-size="14pt" fo:font-style="normal" fo:font-weight="normal" officeooo:rsid="00e75fa9" officeooo:paragraph-rsid="00eaabf2" style:font-size-asian="14pt" style:font-style-asian="normal" style:font-weight-asian="normal" style:font-size-complex="14pt" style:font-style-complex="normal" style:font-weight-complex="normal"/>
    </style:style>
    <style:style style:name="P22" style:family="paragraph" style:parent-style-name="Standard">
      <style:text-properties fo:font-size="14pt" officeooo:paragraph-rsid="00ea1373" style:font-size-asian="14pt" style:font-size-complex="14pt"/>
    </style:style>
    <style:style style:name="T1" style:family="text">
      <style:text-properties officeooo:rsid="00e75fa9"/>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ebe6d3" style:font-style-asian="normal" style:font-style-complex="normal"/>
    </style:style>
    <style:style style:name="T5" style:family="text">
      <style:text-properties fo:font-style="normal" officeooo:rsid="00f3395c" style:font-style-asian="normal" style:font-style-complex="normal"/>
    </style:style>
    <style:style style:name="T6" style:family="text">
      <style:text-properties fo:font-style="normal" officeooo:rsid="00f456cb" style:font-style-asian="normal" style:font-style-complex="normal"/>
    </style:style>
    <style:style style:name="T7" style:family="text">
      <style:text-properties officeooo:rsid="00ea1373"/>
    </style:style>
    <style:style style:name="T8" style:family="text">
      <style:text-properties officeooo:rsid="00f16cb3"/>
    </style:style>
    <style:style style:name="T9" style:family="text">
      <style:text-properties officeooo:rsid="00f456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ataxe-64</text:p>
      <text:p text:style-name="P2"><text:span text:style-name="T1">The PAssemble and PExtract routines</text:span>.</text:p>
      <text:p text:style-name="P16">Richard Parker <text:span text:style-name="T1">26.4</text:span>.201<text:span text:style-name="T7">9</text:span></text:p>
      <text:p text:style-name="P5"/>
      <text:p text:style-name="P14">Section 1 – <text:span text:style-name="T1">Introduction.</text:span></text:p>
      <text:p text:style-name="P3"/>
      <text:p text:style-name="P7">When Albrecht methods for handling fields between 25 and 256 were introduced a couple of years ago, it was found that PExtract and PAssemble became performance bottlenecks and an upgrade was done. <text:s/>Now that another batch of extension fields use the HPMI and linear forms, it is clear that the upgrade was not far-sighted enough and we are forced to look again at these routines. <text:s/>Nevertheless much of the older work is still entirely valid - it is just that it did not <text:s/>cover enough fields. <text:s/>Also it seems that the best way to treat PExtract and PAssemble to not vary coherently, and it is necessary to consider them separately.</text:p>
      <text:p text:style-name="P6"/>
      <text:p text:style-name="P8">The behaviour of both of these routines is undefined if the field is set for a prime.</text:p>
      <text:p text:style-name="P8"/>
      <text:p text:style-name="P8">This document considers all the non-prime cases on the presumption that we want them all to run as fast as can be achieved. <text:s/>This is not really the case, and<text:span text:style-name="T8"> I may not </text:span>implement all of the methods. <text:s/>The "generic" case, which uses DPak, DUnpak, division and multiplication works for <text:span text:style-name="T2">all</text:span><text:span text:style-name="T3"> fields, and unimplemented methods will default to using this.</text:span></text:p>
      <text:p text:style-name="P13"/>
      <text:p text:style-name="P9"><text:span text:style-name="T3">For both PExtract and PAssemble, fields of characteristic 2 consists entirely of bit shuffling and are different in most respects from the odd characteristic case. <text:s/>Also for the fields {4,8,9,16} there are more than one extension field entry in each byte, and in this case the performance pressure is probably greatest, making it worth coding these cases individually - a process which has anyway already taken place, though it is considered here for completeness, and also looking for opportunities for improvement. <text:s/>Much of the outstanding work, however, concerns fields of odd characteristic and at least 25</text:span><text:span text:style-name="T5">, and the key feature is to avoid doing any (slow) divisions for each input value over GF(q). </text:span></text:p>
      <text:p text:style-name="P18"/>
      <text:p text:style-name="P9"><text:span text:style-name="T3">In the large, odd case, for PExtract there are two tricks that basically do the job - Barrett</text:span><text:span text:style-name="T5"> and table look-up. <text:s/>The general case is to use Barrett to chop the input into blocks, and then to complete the chopping by looking up each block, though in many important cases only one of these operations is needed.</text:span></text:p>
      <text:p text:style-name="P19"/>
      <text:p text:style-name="P10"><text:span text:style-name="T3">For PAssemble, in characteristic at least 17, the job can be readily done with simple multiplications. <text:s/>For characteristics {3,5,7,11,13} we must cope with the extraction of multiple entries from each byte of ground-field Dfmt coming in, which inevitably needs a look-up table to space the bits out sensibly. <text:s/>This enables multiple results (or parts of results) to be multiplied at once</text:span><text:span text:style-name="T6">.</text:span></text:p>
      <text:p text:style-name="P13"><text:soft-page-break/></text:p>
      <text:p text:style-name="P8"><text:span text:style-name="T3">Let us start by asking what performance is actually needed. <text:s/>Very roughly, recent measurements seem to indicate that, for a 10,000 x 10,000 matrix over GF(q) in characteristic at least 5, it is certainly OK to spend, say, 5-10 seconds on these routines as the entire operation is likely to take a minute or so. <text:s/>In characteristic 3 this is probably inadequate and a target time of 2 seconds is appropriate. <text:s/>In characteristic 2 perhaps 1 second. <text:s/>All of these are ball-park figures only, trying to eliminate some possible silly premature optimization.</text:span><text:span text:style-name="T4"> <text:s/>These translate to a 50 nSec budget for large odd characteristic, 20 nSec for characteristic 3 and 10 nSec for characteristic 2, where for larger fields the budged can be relaxed a bit, and for very small ones even these figures are probably too slack.</text:span></text:p>
      <text:p text:style-name="P20"/>
      <text:p text:style-name="P11"><text:span text:style-name="T4">T</text:span><text:span text:style-name="T3">he remaining sections are in a rather strange order at the moment, as my first need is to get the system working correctly again.</text:span></text:p>
      <text:p text:style-name="P21"/>
      <text:p text:style-name="P15">Section <text:span text:style-name="T9">2</text:span> – <text:span text:style-name="T7">PAssemble for case 6.</text:span></text:p>
      <text:p text:style-name="P4"/>
      <text:p text:style-name="P4"/>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9-04-26T13:21:57.430203088</dc:date>
    <meta:editing-duration>P4DT7H56M3S</meta:editing-duration>
    <meta:editing-cycles>427</meta:editing-cycles>
    <meta:generator>LibreOffice/5.1.6.2$Linux_X86_64 LibreOffice_project/10m0$Build-2</meta:generator>
    <meta:printed-by>User </meta:printed-by>
    <meta:print-date>2012-07-06T16:23:45</meta:print-date>
    <meta:document-statistic meta:table-count="0" meta:image-count="0" meta:object-count="0" meta:page-count="2" meta:paragraph-count="13" meta:word-count="597" meta:character-count="3524" meta:non-whitespace-character-count="2921"/>
  </office:meta>
</office:document-meta>
</file>